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co8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32"/>
        <table:table-column table:style-name="co4" table:default-cell-style-name="ce42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8" calcext:value-type="date">
            <text:p>28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office:value-type="date" office:date-value="2019-09-22" calcext:value-type="date">
            <text:p>22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4" calcext:value-type="date">
            <text:p>2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09-28" calcext:value-type="date">
            <text:p>28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4" calcext:value-type="date">
            <text:p>04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0" calcext:value-type="date">
            <text:p>1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7" calcext:value-type="date">
            <text:p>1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0" calcext:value-type="date">
            <text:p>2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2" calcext:value-type="date">
            <text:p>2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3" calcext:value-type="date">
            <text:p>23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6"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0" calcext:value-type="date">
            <text:p>3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1" calcext:value-type="date">
            <text:p>31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1" calcext:value-type="date">
            <text:p>01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2" calcext:value-type="date">
            <text:p>02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3" calcext:value-type="date">
            <text:p>03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4" calcext:value-type="date">
            <text:p>04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6" calcext:value-type="date">
            <text:p>06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6" office:value-type="string" calcext:value-type="string">
            <text:p>blo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1" calcext:value-type="date">
            <text:p>11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3" calcext:value-type="date">
            <text:p>13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5" calcext:value-type="date">
            <text:p>15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6" office:value-type="string" calcext:value-type="string">
            <text:p>сериализация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9" office:value-type="string" calcext:value-type="string">
            <text:p>книг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1" calcext:value-type="date">
            <text:p>21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6" office:value-type="string" calcext:value-type="string">
            <text:p>работа с g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5" calcext:value-type="date">
            <text:p>25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6" calcext:value-type="date">
            <text:p>26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9" office:value-type="string" calcext:value-type="string">
            <text:p>книг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30" calcext:value-type="date">
            <text:p>30.11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2-02" calcext:value-type="date">
            <text:p>02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4" calcext:value-type="date">
            <text:p>04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6" office:value-type="string" calcext:value-type="string">
            <text:p>step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table:style-name="ce9" office:value-type="string" calcext:value-type="string">
            <text:p>книг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9" calcext:value-type="date">
            <text:p>0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47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50"/>
        <table:table-column table:style-name="co7" table:default-cell-style-name="ce50"/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office:value-type="float" office:value="5" calcext:value-type="float">
            <text:p>5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9" calcext:value-type="float">
            <text:p>9</text:p>
          </table:table-cell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10" calcext:value-type="float">
            <text:p>10</text:p>
          </table:table-cell>
          <table:table-cell table:style-name="ce41" table:number-columns-repeated="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15" calcext:value-type="float">
            <text:p>15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Математика</text:p>
          </table:table-cell>
          <table:table-cell table:style-name="ce42" office:value-type="float" office:value="7" calcext:value-type="float">
            <text:p>7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4">
          <table:table-cell table:number-columns-repeated="5"/>
          <table:table-cell table:style-name="ce35" office:value-type="string" calcext:value-type="string">
            <text:p>Информатика</text:p>
          </table:table-cell>
          <table:table-cell table:style-name="ce41" office:value-type="float" office:value="15" calcext:value-type="float">
            <text:p>15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37" office:value-type="string" calcext:value-type="string">
            <text:p>Программирование</text:p>
          </table:table-cell>
          <table:table-cell table:style-name="ce41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5" office:value-type="string" calcext:value-type="string">
            <text:p>Список дел</text:p>
          </table:table-cell>
          <table:table-cell table:number-columns-repeated="2"/>
          <table:table-cell table:style-name="ce56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.00.0000</text:date>, <text:time style:data-style-name="N2" text:time-value="21:52:06.07002317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12-09T23:30:19.986760816</dc:date>
    <meta:editing-duration>P106DT2H35M46S</meta:editing-duration>
    <meta:editing-cycles>632</meta:editing-cycles>
    <meta:document-statistic meta:table-count="5" meta:cell-count="640" meta:object-count="0"/>
  </office:meta>
</office:document-meta>
</file>